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11410339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text:id="ct1114105568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text:id="ct1114105664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72404675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113748080">
          <text:insertion>
            <office:change-info>
              <dc:creator>Bob Jacobsen</dc:creator>
              <dc:date>2010-10-08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114103392"/>Introduction (Informative)</text:h>
      <text:p text:style-name="Standard">This specification describes the protocol for transporting OpenLCB datagrams via CAN segments.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1114103392"/><text:change-start text:change-id="ct111410556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1114105568"/><text:change text:change-id="ct1114105664"/><text:change-start text:change-id="ct1113748080"/>External certification of parts shall be accepted for conformance to these standards. Conformance with a later version of a standard shall be accepted as conformance with the referenced versions.<text:change-end text:change-id="ct111374808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1428956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1428969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14289568"/><text:change-start text:change-id="ct1114289696"/>OpenLCB-CAN Datagram Transport Standard<text:change-end text:change-id="ct1114289696"/></text:p>
      </style:header>
      <style:footer>
        <text:tracked-changes>
          <text:changed-region text:id="ct111428899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11427894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1427904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114288992"/><text:change-start text:change-id="ct1114278944"/><text:span text:style-name="MT2">Copyright 2010, by J. Day, D. Harris, B. Jacobsen, and A. Shepherd</text:span><text:change-end text:change-id="ct1114278944"/><text:change text:change-id="ct111427904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8:56:40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11430486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1143037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14302064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1114302160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text:id="ct1114286432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111430264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1143080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1430817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114278352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14304864"/><text:change-start text:change-id="ct1114303760"/>OpenLCB St<text:change-end text:change-id="ct1114303760"/><text:change-start text:change-id="ct1114302064"/>andard<text:change-end text:change-id="ct11143020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14302160"/><text:change-start text:change-id="ct1114286432"/>OpenLCB-CAN Datagram Transport<text:change-end text:change-id="ct111428643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114302640"/><text:change-start text:change-id="ct1114308080"/><text:date style:data-style-name="N37" text:date-value="2010-10-08T17:19:56" text:fixed="true">10/08/10</text:date><text:change-end text:change-id="ct1114308080"/></text:p>
            </table:table-cell>
            <table:table-cell table:style-name="Table1.C1" office:value-type="string">
              <text:p text:style-name="MP7"><text:change text:change-id="ct1114308176"/><text:change-start text:change-id="ct1114278352"/>Preliminary<text:change-end text:change-id="ct1114278352"/></text:p>
            </table:table-cell>
          </table:table-row>
        </table:table>
        <text:p text:style-name="Header"/>
      </style:header>
      <style:footer>
        <text:tracked-changes>
          <text:changed-region text:id="ct111430961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1430300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11430148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14309616"/><text:change-start text:change-id="ct1114303008"/><text:span text:style-name="MT5">10</text:span><text:change-end text:change-id="ct1114303008"/><text:span text:style-name="MT5">, by J. Day, D. Harris, B. Jacobsen, </text:span><text:change text:change-id="ct1114301488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8:56:40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Datagram Transport Standard</dc:title>
    <meta:initial-creator>Alex Shepherd</meta:initial-creator>
    <meta:creation-date>2009-01-22T07:11:27</meta:creation-date>
    <meta:editing-cycles>57</meta:editing-cycles>
    <meta:editing-duration>PT11H55M38S</meta:editing-duration>
    <meta:generator>OpenOffice.org/3.2$Unix OpenOffice.org_project/320m18$Build-9502</meta:generator>
    <dc:date>2010-10-10T18:56:40</dc:date>
    <dc:creator>Bob Jacobsen</dc:creator>
    <meta:keyword>OpenLCB-CAN Datagram Transport</meta:keyword>
    <meta:document-statistic meta:table-count="1" meta:image-count="1" meta:object-count="0" meta:page-count="2" meta:paragraph-count="37" meta:word-count="283" meta:character-count="1909"/>
    <meta:user-defined meta:name="Info 1"/>
    <meta:user-defined meta:name="Info 2"/>
    <meta:user-defined meta:name="Info 3"/>
    <meta:user-defined meta:name="Info 4"/>
  </office:meta>
</office:document-meta>
</file>